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Heading_20_3" text:outline-level="3">Beschreibung</text:h>
        <text:p text:style-name="Textkörper_20_Einrückung_20_Xaver">Organon legt Textdateien in einem Verzeichnisbaum an.</text:p>
        <text:p text:style-name="Textkörper_20_Einrückung_20_Xaver">Texte/Verzeichnisse können:</text:p>
        <text:p text:style-name="Textkörper_20_Einrückung_20_Xaver">- per Drag and Drop verschoben werden</text:p>
        <text:p text:style-name="Textkörper_20_Einrückung_20_Xaver">- mit Tags versehen werden</text:p>
        <text:p text:style-name="Textkörper_20_Einrückung_20_Xaver">- ex- und </text:p>
        <text:p text:style-name="Textkörper_20_Einrückung_20_Xaver">- importiert werden</text:p>
        <text:p text:style-name="Textkörper_20_Einrückung_20_Xaver">Bei Auswahl eines Ordners oder einer Datei springt Organon an die entsprechende Textstell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8" meta:word-count="41" meta:character-count="275"/>
    <dc:date>2014-06-23T14:46:44.60</dc:date>
    <meta:editing-duration>P0D</meta:editing-duration>
    <meta:editing-cycles>1</meta:editing-cycles>
    <meta:generator>OpenOffice/4.1.0$Win32 OpenOffice.org_project/410m18$Build-9764</meta:generator>
  </office:meta>
</office:document-meta>
</file>